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lus</text:p>
          </table:table-cell>
          <table:covered-table-cell table:style-name="ce5"/>
          <table:covered-table-cell table:number-columns-repeated="2" table:style-name="ce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0" office:value-type="string" calcext:value-type="string">
            <text:p>st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inus</text:p>
          </table:table-cell>
          <table:covered-table-cell table:style-name="ce5"/>
          <table:covered-table-cell table:number-columns-repeated="2" table:style-name="ce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0" office:value-type="string" calcext:value-type="string">
            <text:p>st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kys </meta:initial-creator>
    <meta:creation-date>2015-03-02T21:59:00.775039474</meta:creation-date>
    <dc:date>2015-03-02T22:10:58.163663725</dc:date>
    <dc:creator>wykys </dc:creator>
    <meta:editing-duration>PT4M15S</meta:editing-duration>
    <meta:editing-cycles>3</meta:editing-cycles>
    <meta:generator>LibreOffice/4.2.7.2$Linux_X86_64 LibreOffice_project/420m0$Build-2</meta:generator>
    <meta:document-statistic meta:table-count="1" meta:cell-count="42" meta:object-count="0"/>
  </office:meta>
</office:document-meta>
</file>